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language="en" fo:country="GB" fo:background-color="transparent"/>
    </style:style>
    <style:style style:name="P2" style:family="paragraph" style:parent-style-name="Heading_20_4">
      <style:text-properties fo:language="en" fo:country="GB"/>
    </style:style>
    <style:style style:name="P3" style:family="paragraph" style:parent-style-name="Text_20_body">
      <style:text-properties fo:language="en" fo:country="GB"/>
    </style:style>
    <style:style style:name="P4" style:family="paragraph" style:parent-style-name="Text_20_body">
      <style:text-properties fo:language="en" fo:country="GB" fo:background-color="transparent"/>
    </style:style>
    <style:style style:name="T1" style:family="text">
      <style:text-properties officeooo:rsid="001e205d"/>
    </style:style>
    <style:style style:name="T2" style:family="text">
      <style:text-properties fo:language="en" fo:country="GB"/>
    </style:style>
    <style:style style:name="T3" style:family="text">
      <style:text-properties fo:language="en" fo:country="GB" officeooo:rsid="0020ccad"/>
    </style:style>
    <style:style style:name="T4" style:family="text">
      <style:text-properties officeooo:rsid="0020cc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umbledore leaves Harry Potter in front of the Dursleys' house, but he is surprised to discover him <text:span text:style-name="T4">at</text:span> the start of the school year, bearing the name Vlad Kemenov. Heir of a powerful Russian Clan that has deep ties with the magical Mafia, Vlad is sorted into Ravenclaw. Helped by his friends and family, he gains ground in the English society with a simple goal: to avenge his parents.</text:p>
      <text:h text:style-name="P1" text:outline-level="3"><text:span text:style-name="T1">Chapter 1 : </text:span>The Last Time </text:h>
      <text:h text:style-name="P2" text:outline-level="4">Godric’<text:span text:style-name="T1">s</text:span> Hollow—October 1981</text:h>
      <text:p text:style-name="Text_20_body"><text:span text:style-name="T2">The emerald green eyes of the young boy were fixated on the body on the floor. Around him, the dust was slowly settling after the walls partially collapsed. Wooden shards </text:span><text:span text:style-name="T3">had gone</text:span><text:span text:style-name="T2"> everywhere when the furniture had exploded. Everywhere except on the child’s bed and the woman on the floor.</text:span></text:p>
      <text:p text:style-name="P3">Despite the late time and the ruins, strange glowing energy bubbles floated in the room, lighting the lying woman’s ginger hair. Her pale face torn by fear contrasted with the fire of her hair.</text:p>
      <text:p text:style-name="P3">"Ma…"</text:p>
      <text:p text:style-name="P3">The child’s babbling echoed in the funereal silence. He reached out for the bars with his chubby little hands and hung onto them, eyes still fixed on the lifeless body of his mother.</text:p>
      <text:p text:style-name="P3">"Ma!"</text:p>
      <text:p text:style-name="P3">He called her once again, straightening up after a fashion, and then another time, and another, his voice sounding increasingly distressed…</text:p>
      <text:p text:style-name="P3">"Mama…"</text:p>
      <text:p text:style-name="Text_20_body"><text:span text:style-name="T2">The weak voice of the boy ended in little tremolos as tears appeared in his eyes. He rubbed his nose, sniffing, and implored his mother once more, before his little child’s mind understood. She was too fast asleep to hear him, and she never would again. As what happened to his </text:span><text:span text:style-name="Emphasis"><text:span text:style-name="T2">granma</text:span></text:span><text:span text:style-name="T2">, she was gone elsewhere.</text:span></text:p>
      <text:p text:style-name="P3">Sitting alone in his crib, he cried silently, the emerald green eyes never looking off the fire—which now seemed extinguished—of her hair.</text:p>
      <text:p text:style-name="P3">Slowly, the energy sparks vanished, plunging the room into a frightening—but appropriate—darkness. Death had gone for a family.</text:p>
      <text:p text:style-name="P3">The child did not utter a sound that night, only cried in silence. Never made a noise, even when a roar resounded in the street and a dark-haired man cried out his pain before leaving again, seeking vengeance… Not even when a giant knocked the door down, followed by an old white man… He felt being lifted up, and closed his eyes, exhausted by his tears.</text:p>
      <text:p text:style-name="P3">That was the last time Harry James Potter cri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07T09:55:33.861489452</meta:creation-date>
    <dc:date>2020-03-23T17:31:05.106104423</dc:date>
    <meta:editing-duration>PT24M50S</meta:editing-duration>
    <meta:editing-cycles>5</meta:editing-cycles>
    <meta:generator>LibreOffice/6.3.4.2$Linux_X86_64 LibreOffice_project/30$Build-2</meta:generator>
    <meta:document-statistic meta:table-count="0" meta:image-count="0" meta:object-count="0" meta:page-count="1" meta:paragraph-count="15" meta:word-count="395" meta:character-count="2234" meta:non-whitespace-character-count="1858"/>
  </office:meta>
</office:document-meta>
</file>